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09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ystu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ioda L(us)</text:p>
          </table:table-cell>
          <table:table-cell office:value-type="string" calcext:value-type="string">
            <text:p>Perioda R(u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(([.A3]+[.B3])/([.A3]-[.B3]))*([.D8]/2)" office:value-type="float" office:value="-0.09375" calcext:value-type="float">
            <text:p>-0.09375</text:p>
          </table:table-cell>
          <table:table-cell table:number-columns-repeated="3"/>
        </table:table-row>
        <table:table-row table:style-name="ro1">
          <table:table-cell table:formula="of:=[.A2]/1000000" office:value-type="float" office:value="0.002" calcext:value-type="float">
            <text:p>0.002</text:p>
          </table:table-cell>
          <table:table-cell table:formula="of:=[.B2]/1000000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avg</text:p>
          </table:table-cell>
          <table:table-cell table:number-columns-repeated="6"/>
        </table:table-row>
        <table:table-row table:style-name="ro1">
          <table:table-cell table:formula="of:=([.A2]*[.B2])/([.B2]-[.A2])" office:value-type="float" office:value="2500" calcext:value-type="float">
            <text:p>25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lomer kola</text:p>
          </table:table-cell>
          <table:table-cell office:value-type="string" calcext:value-type="string">
            <text:p>rozteč k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4" calcext:value-type="float">
            <text:p>0.044</text:p>
          </table:table-cell>
          <table:table-cell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ekvence</text:p>
          </table:table-cell>
          <table:table-cell office:value-type="string" calcext:value-type="string">
            <text:p>kroky </text:p>
          </table:table-cell>
          <table:table-cell office:value-type="string" calcext:value-type="string">
            <text:p>rychlost L</text:p>
          </table:table-cell>
          <table:table-cell office:value-type="string" calcext:value-type="string">
            <text:p>Rychlost R</text:p>
          </table:table-cell>
          <table:table-cell/>
        </table:table-row>
        <table:table-row table:style-name="ro1">
          <table:table-cell table:number-columns-repeated="2"/>
          <table:table-cell table:formula="of:=1000000/([.A2])"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COM.MICROSOFT.CONCAT (ROUND([.C10]*[.D14]; 5); &quot; m/s&quot;)" office:value-type="string" office:string-value="0.69115 m/s" calcext:value-type="string">
            <text:p>0.69115 m/s</text:p>
          </table:table-cell>
          <table:table-cell table:formula="of:=COM.MICROSOFT.CONCAT (ROUND([.$C$12]*[.$D14]; 5); &quot; m/s&quot;)" office:value-type="string" office:string-value="0.13823 m/s" calcext:value-type="string">
            <text:p>0.13823 m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kvence 2</text:p>
          </table:table-cell>
          <table:table-cell office:value-type="string" calcext:value-type="string">
            <text:p>delka kola</text:p>
          </table:table-cell>
          <table:table-cell office:value-type="string" calcext:value-type="string">
            <text:p>úhlová rychl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000000/([.B2])" office:value-type="float" office:value="100" calcext:value-type="float">
            <text:p>100</text:p>
          </table:table-cell>
          <table:table-cell table:formula="of:=2*[.$C$8]*[.$C$14]" office:value-type="float" office:value="0.276460153515902" calcext:value-type="float">
            <text:p>0.276460153515902</text:p>
          </table:table-cell>
          <table:table-cell table:formula="of:=COM.MICROSOFT.CONCAT(ROUND(([.C14]*[.C8]*([.B3]-[.A3]))/([.D10]*[.A3]*[.B3]*[.D8]); 4); &quot; rad/s&quot;)" office:value-type="string" office:string-value="2.2117 rad/s" calcext:value-type="string">
            <text:p>2.2117 rad/s</text:p>
          </table:table-cell>
          <table:table-cell table:formula="of:=COM.MICROSOFT.CONCAT(ROUND(; 4); &quot; rad/s&quot;)" office:value-type="string" office:string-value="0 rad/s" calcext:value-type="string">
            <text:p>0 rad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delka na krok</text:p>
          </table:table-cell>
          <table:table-cell office:value-type="string" calcext:value-type="string">
            <text:p>polomě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I()" office:value-type="float" office:value="3.14159265358979" calcext:value-type="float">
            <text:p>3.14159265358979</text:p>
          </table:table-cell>
          <table:table-cell table:formula="of:=[.D12]/[.D10]" office:value-type="float" office:value="0.00138230076757951" calcext:value-type="float">
            <text:p>0.00138230076758</text:p>
          </table:table-cell>
          <table:table-cell table:formula="of:=((MIN(ABS([$ciste_promenne.$A$2]); ABS([$ciste_promenne.$B$2]))/[$ciste_promenne.$A$4]) + (MAX(ABS([$ciste_promenne.$A$2]); ABS([$ciste_promenne.$B$2]))/[$ciste_promenne.$A$4])) / 2" office:value-type="float" office:value="0.1875" calcext:value-type="float">
            <text:p>0.1875</text:p>
          </table:table-cell>
          <table:table-cell table:formula="of:=(MAX(ABS([$ciste_promenne.$A$2]); ABS([$ciste_promenne.$B$2]))/[$ciste_promenne.$A$4])" office:value-type="float" office:value="0.3125" calcext:value-type="float">
            <text:p>0.3125</text:p>
          </table:table-cell>
          <table:table-cell/>
        </table:table-row>
        <table:table-row table:style-name="ro1">
          <table:table-cell table:number-columns-repeated="4"/>
          <table:table-cell table:formula="of:=[.E14]/2" office:value-type="float" office:value="0.09375" calcext:value-type="float">
            <text:p>0.0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jeta vzdalenost</text:p>
          </table:table-cell>
          <table:table-cell office:value-type="string" calcext:value-type="string">
            <text:p>čas k 2 PI</text:p>
          </table:table-cell>
          <table:table-cell office:value-type="string" calcext:value-type="string">
            <text:p>ujeta vzdalen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17]*[$ciste_promenne.A2]" office:value-type="float" office:value="1.96349540849362" calcext:value-type="float">
            <text:p>1.96349540849362</text:p>
          </table:table-cell>
          <table:table-cell table:formula="of:=([.C14]*2)/[$ciste_promenne.A4]" office:value-type="float" office:value="2.84090909090909" calcext:value-type="float">
            <text:p>2.84090909090909</text:p>
          </table:table-cell>
          <table:table-cell table:formula="of:=[.D17]*[$ciste_promenne.B2]" office:value-type="float" office:value="0.392699081698724" calcext:value-type="float">
            <text:p>0.392699081698724</text:p>
          </table:table-cell>
          <table:table-cell/>
          <table:table-cell office:value-type="string" calcext:value-type="string">
            <text:p>polomer stackex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omer 2</text:p>
          </table:table-cell>
          <table:table-cell office:value-type="string" calcext:value-type="string">
            <text:p>Polomer 3</text:p>
          </table:table-cell>
          <table:table-cell table:number-columns-repeated="2"/>
          <table:table-cell table:formula="of:=(([$ciste_promenne.A2]+[$ciste_promenne.B2])/([$ciste_promenne.A2]-[$ciste_promenne.B2]))*([.D8]/2)" office:value-type="float" office:value="0.09375" calcext:value-type="float">
            <text:p>0.09375</text:p>
          </table:table-cell>
        </table:table-row>
        <table:table-row table:style-name="ro1">
          <table:table-cell table:number-columns-repeated="2"/>
          <table:table-cell table:formula="of:=[.C17]/(2*[.C14])" office:value-type="float" office:value="0.3125" calcext:value-type="float">
            <text:p>0.3125</text:p>
          </table:table-cell>
          <table:table-cell table:formula="of:=[.E17]/(2*[.C14])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]+[.D19]" office:value-type="float" office:value="0.375" calcext:value-type="float">
            <text:p>0.375</text:p>
          </table:table-cell>
          <table:table-cell table:formula="of:=[.C20]/4" office:value-type="float" office:value="0.09375" calcext:value-type="float">
            <text:p>0.09375</text:p>
          </table:table-cell>
          <table:table-cell table:number-columns-repeated="3"/>
        </table:table-row>
      </table:table>
      <table:table table:name="ciste_promenne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ychlost L a R</text:p>
          </table:table-cell>
          <table:covered-table-cell/>
        </table:table-row>
        <table:table-row table:style-name="ro1">
          <table:table-cell table:formula="of:=[Vystup.C10]*[Vystup.D14]" office:value-type="float" office:value="0.691150383789754" calcext:value-type="float">
            <text:p>0.691150383789754</text:p>
          </table:table-cell>
          <table:table-cell table:formula="of:=[Vystup.$C$12]*[Vystup.$D14]" office:value-type="float" office:value="0.138230076757951" calcext:value-type="float">
            <text:p>0.138230076757951</text:p>
          </table:table-cell>
        </table:table-row>
        <table:table-row table:style-name="ro1">
          <table:table-cell office:value-type="string" calcext:value-type="string">
            <text:p>úhlová rychlost</text:p>
          </table:table-cell>
          <table:table-cell office:value-type="string" calcext:value-type="string">
            <text:p>poloměr</text:p>
          </table:table-cell>
        </table:table-row>
        <table:table-row table:style-name="ro1">
          <table:table-cell table:formula="of:=([Vystup.C14]*[Vystup.C8]*([Vystup.B3]-[Vystup.A3]))/([Vystup.D10]*[Vystup.A3]*[Vystup.B3]*[Vystup.D8])" office:value-type="float" office:value="2.21168122812721" calcext:value-type="float">
            <text:p>2.21168122812721</text:p>
          </table:table-cell>
          <table:table-cell table:formula="of:=(MIN(ABS([$ciste_promenne.A2]); ABS([$ciste_promenne.B2]))/[$ciste_promenne.A4])+([$Vystup.D8]/2)" office:value-type="float" office:value="0.125" calcext:value-type="float">
            <text:p>0.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22:09:40.296123645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4:26:36.764907314</meta:creation-date>
    <dc:date>2020-11-09T19:13:24.865730502</dc:date>
    <meta:editing-duration>P1DT9H43M56S</meta:editing-duration>
    <meta:editing-cycles>7</meta:editing-cycles>
    <meta:generator>LibreOffice/6.0.7.3$Linux_X86_64 LibreOffice_project/00m0$Build-3</meta:generator>
    <meta:document-statistic meta:table-count="2" meta:cell-count="57" meta:object-count="0"/>
  </office:meta>
</office:document-meta>
</file>